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fo:text-indent="0.5in"/>
    </style:style>
    <style:style style:name="P40" style:parent-style-name="NormalWeb" style:family="paragraph">
      <style:paragraph-properties fo:margin-top="0in" fo:margin-bottom="0in"/>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3"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style>
    <style:style style:name="T5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3"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4" style:parent-style-name="NormalWeb" style:family="paragraph">
      <style:paragraph-properties fo:text-align="justify" fo:margin-top="0in" fo:margin-bottom="0in" fo:text-indent="0.5in"/>
    </style:style>
    <style:style style:name="T55" style:parent-style-name="DefaultParagraphFont" style:family="text">
      <style:text-properties style:font-name="Droid Serif" fo:color="#666666" fo:font-size="11pt" style:font-size-asian="11pt" style:font-size-complex="11pt"/>
    </style:style>
    <style:style style:name="T56" style:parent-style-name="DefaultParagraphFont" style:family="text">
      <style:text-properties style:font-name="Droid Serif" fo:color="#666666" fo:font-size="11pt" style:font-size-asian="11pt" style:font-size-complex="11pt"/>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P59" style:parent-style-name="NormalWeb" style:family="paragraph">
      <style:paragraph-properties fo:margin-top="0.1388in" fo:margin-bottom="0in" fo:text-indent="0.5in"/>
    </style:style>
    <style:style style:name="T60" style:parent-style-name="DefaultParagraphFont" style:family="text">
      <style:text-properties style:font-name="Droid Serif" fo:color="#666666" fo:font-size="11pt" style:font-size-asian="11pt" style:font-size-complex="11pt"/>
    </style:style>
    <style:style style:name="T6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2" style:parent-style-name="DefaultParagraphFont" style:family="text">
      <style:text-properties fo:font-size="9pt" style:font-size-asian="9pt" style:font-size-complex="9pt"/>
    </style:style>
    <style:style style:name="T63" style:parent-style-name="DefaultParagraphFont" style:family="text">
      <style:text-properties fo:font-size="9pt" style:font-size-asian="9pt" style:font-size-complex="9pt"/>
    </style:style>
    <style:style style:name="P64" style:parent-style-name="NormalWeb" style:family="paragraph">
      <style:paragraph-properties fo:margin-top="0.1388in" fo:margin-bottom="0in"/>
      <style:text-properties style:font-name="Droid Serif" fo:color="#666666" fo:font-size="11pt" style:font-size-asian="11pt" style:font-size-complex="11pt"/>
    </style:style>
    <style:style style:name="T65" style:parent-style-name="DefaultParagraphFont" style:family="text">
      <style:text-properties fo:font-weight="bold" style:font-weight-asian="bold" style:font-weight-complex="bold"/>
    </style:style>
    <style:style style:name="P66" style:parent-style-name="NormalWeb" style:family="paragraph">
      <style:paragraph-properties fo:margin-top="0.1388in" fo:margin-bottom="0in" fo:text-indent="0.5in"/>
    </style:style>
    <style:style style:name="T67" style:parent-style-name="DefaultParagraphFont" style:family="text">
      <style:text-properties style:font-name="Droid Serif" fo:color="#666666" fo:font-size="11pt" style:font-size-asian="11pt" style:font-size-complex="11pt"/>
    </style:style>
    <style:style style:name="T68" style:parent-style-name="DefaultParagraphFont" style:family="text">
      <style:text-properties style:font-name="Droid Serif" fo:color="#666666" fo:font-size="11pt" style:font-size-asian="11pt" style:font-size-complex="11pt"/>
    </style:style>
    <style:style style:name="P69" style:parent-style-name="NormalWeb" style:family="paragraph">
      <style:paragraph-properties fo:margin-top="0.1388in" fo:margin-bottom="0in"/>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style:vertical-align="baseline"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T73" style:parent-style-name="DefaultParagraphFont" style:family="text">
      <style:text-properties style:font-name="Droid Serif" fo:color="#666666" fo:font-size="11pt" style:font-size-asian="11pt" style:font-size-complex="11pt"/>
    </style:style>
    <style:style style:name="P74"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5"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6" style:parent-style-name="Normal" style:family="paragraph">
      <style:paragraph-properties fo:text-align="center" fo:margin-left="0.25in">
        <style:tab-stops/>
      </style:paragraph-properties>
    </style:style>
    <style:style style:name="P77" style:parent-style-name="NormalWeb" style:family="paragraph">
      <style:paragraph-properties fo:margin-top="0.1388in" fo:margin-bottom="0in" fo:text-indent="0.5in"/>
    </style:style>
    <style:style style:name="T78" style:parent-style-name="DefaultParagraphFont" style:family="text">
      <style:text-properties style:font-name="Droid Serif" fo:color="#666666" fo:font-size="11pt" style:font-size-asian="11pt" style:font-size-complex="11pt"/>
    </style:style>
    <style:style style:name="T79" style:parent-style-name="DefaultParagraphFont" style:family="text">
      <style:text-properties style:font-name="Droid Serif" fo:color="#666666" fo:font-size="11pt" style:font-size-asian="11pt" style:font-size-complex="11pt"/>
    </style:style>
    <style:style style:name="P80" style:parent-style-name="NormalWeb" style:family="paragraph">
      <style:paragraph-properties fo:margin-top="0.1388in" fo:margin-bottom="0in"/>
    </style:style>
    <style:style style:name="T81" style:parent-style-name="DefaultParagraphFont" style:family="text">
      <style:text-properties style:font-name="Droid Serif" fo:color="#666666" fo:font-size="11pt" style:font-size-asian="11pt" style:font-size-complex="11pt"/>
    </style:style>
    <style:style style:name="P82"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83"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4"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5"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6" style:parent-style-name="Normal" style:family="paragraph">
      <style:paragraph-properties fo:text-align="center"/>
    </style:style>
    <style:style style:name="P87" style:parent-style-name="Normal" style:family="paragraph">
      <style:paragraph-properties style:vertical-align="auto" fo:margin-top="0.1388in" fo:text-indent="0.5in"/>
      <style:text-properties fo:hyphenate="true"/>
    </style:style>
    <style:style style:name="T88" style:parent-style-name="DefaultParagraphFont" style:family="text">
      <style:text-properties style:font-name-asian="Times New Roman" style:font-name-complex="Times New Roman" style:language-asian="en" style:country-asian="CA" style:language-complex="ar" style:country-complex="SA"/>
    </style:style>
    <style:style style:name="T89" style:parent-style-name="DefaultParagraphFont" style:family="text">
      <style:text-properties style:font-name-asian="Times New Roman" style:font-name-complex="Times New Roman" style:language-asian="en" style:country-asian="CA" style:language-complex="ar" style:country-complex="SA"/>
    </style:style>
    <style:style style:name="P90" style:parent-style-name="Normal" style:family="paragraph">
      <style:paragraph-properties style:vertical-align="auto" fo:margin-top="0.1388in"/>
      <style:text-properties fo:hyphenate="true"/>
    </style:style>
    <style:style style:name="T91" style:parent-style-name="DefaultParagraphFont" style:family="text">
      <style:text-properties style:font-name-asian="Times New Roman" style:font-name-complex="Times New Roman" style:language-asian="en" style:country-asian="CA" style:language-complex="ar" style:country-complex="SA"/>
    </style:style>
    <style:style style:name="P92"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93" style:parent-style-name="Normal" style:family="paragraph">
      <style:text-properties style:font-name-asian="Times New Roman" style:font-name-complex="Times New Roman" style:language-asian="en" style:country-asian="CA" style:language-complex="ar" style:country-complex="SA" fo:hyphenate="true"/>
    </style:style>
    <style:style style:name="P94" style:parent-style-name="Normal" style:family="paragraph">
      <style:text-properties style:font-name-asian="Times New Roman" style:font-name-complex="Times New Roman" style:language-asian="en" style:country-asian="CA" style:language-complex="ar" style:country-complex="SA" fo:hyphenate="true"/>
    </style:style>
    <style:style style:name="P95" style:parent-style-name="Normal" style:family="paragraph">
      <style:paragraph-properties fo:text-align="center"/>
    </style:style>
    <style:style style:name="P96" style:parent-style-name="Normal" style:family="paragraph">
      <style:paragraph-properties style:vertical-align="auto" fo:margin-top="0.1388in" fo:text-indent="0.25in"/>
      <style:text-properties fo:hyphenate="true"/>
    </style:style>
    <style:style style:name="T97" style:parent-style-name="DefaultParagraphFont" style:family="text">
      <style:text-properties style:font-name-asian="Times New Roman" style:font-name-complex="Times New Roman" style:language-asian="en" style:country-asian="CA" style:language-complex="ar" style:country-complex="SA"/>
    </style:style>
    <style:style style:name="T98" style:parent-style-name="DefaultParagraphFont" style:family="text">
      <style:text-properties style:font-name-asian="Times New Roman" style:font-name-complex="Times New Roman" style:language-asian="en" style:country-asian="CA" style:language-complex="ar" style:country-complex="SA"/>
    </style:style>
    <style:style style:name="P99" style:parent-style-name="Normal" style:family="paragraph">
      <style:paragraph-properties style:vertical-align="auto" fo:margin-top="0.1388in"/>
      <style:text-properties fo:hyphenate="true"/>
    </style:style>
    <style:style style:name="T100" style:parent-style-name="DefaultParagraphFont" style:family="text">
      <style:text-properties style:font-name-asian="Times New Roman" style:font-name-complex="Times New Roman" style:language-asian="en" style:country-asian="CA" style:language-complex="ar" style:country-complex="SA"/>
    </style:style>
    <style:style style:name="P101"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center"/>
    </style:style>
    <style:style style:name="P105" style:parent-style-name="Normal" style:family="paragraph">
      <style:paragraph-properties fo:text-align="center"/>
    </style:style>
    <style:style style:name="P106" style:parent-style-name="Normal" style:family="paragraph">
      <style:paragraph-properties fo:text-align="center"/>
    </style:style>
    <style:style style:name="P107" style:parent-style-name="Heading1" style:family="paragraph">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Heading1" style:family="paragraph">
      <style:paragraph-properties fo:text-align="center"/>
    </style:style>
    <style:style style:name="T110" style:parent-style-name="DefaultParagraphFont" style:family="text">
      <style:text-properties fo:font-weight="bold" style:font-weight-asian="bold" style:font-weight-complex="bold"/>
    </style:style>
    <style:style style:name="P111" style:parent-style-name="NormalWeb" style:family="paragraph">
      <style:paragraph-properties fo:margin-top="0.1388in" fo:margin-bottom="0in"/>
    </style:style>
    <style:style style:name="T112"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13" style:parent-style-name="NormalWeb" style:family="paragraph">
      <style:paragraph-properties fo:margin-top="0.1388in" fo:margin-bottom="0in"/>
    </style:style>
    <style:style style:name="T114" style:parent-style-name="Hyperlink" style:family="text">
      <style:text-properties style:font-name="Calibri" style:font-name-complex="Calibri" fo:color="#1155CC" fo:font-size="11pt" style:font-size-asian="11pt" style:font-size-complex="11pt"/>
    </style:style>
    <style:style style:name="T115" style:parent-style-name="Hyperlink" style:family="text">
      <style:text-properties style:font-name="Calibri" style:font-name-complex="Calibri" fo:color="#1155CC" fo:font-size="11pt" style:font-size-asian="11pt" style:font-size-complex="11pt"/>
    </style:style>
    <style:style style:name="P116" style:parent-style-name="NormalWeb" style:family="paragraph">
      <style:paragraph-properties fo:margin-top="0.1388in" fo:margin-bottom="0in"/>
    </style:style>
    <style:style style:name="T117" style:parent-style-name="Hyperlink" style:family="text">
      <style:text-properties style:font-name="Droid Serif" fo:color="#1155CC" fo:font-size="11pt" style:font-size-asian="11pt" style:font-size-complex="11pt"/>
    </style:style>
    <style:style style:name="T118" style:parent-style-name="DefaultParagraphFont" style:family="text">
      <style:text-properties style:font-name="Droid Serif" fo:color="#666666" fo:font-size="11pt" style:font-size-asian="11pt" style:font-size-complex="11pt"/>
    </style:style>
    <style:style style:name="P119" style:parent-style-name="NormalWeb" style:family="paragraph">
      <style:paragraph-properties fo:margin-top="0.1388in" fo:margin-bottom="0in"/>
    </style:style>
    <style:style style:name="T120" style:parent-style-name="Hyperlink" style:family="text">
      <style:text-properties style:font-name="Droid Serif" fo:color="#1155CC" fo:font-size="11pt" style:font-size-asian="11pt" style:font-size-complex="11pt"/>
    </style:style>
    <style:style style:name="P121" style:parent-style-name="NormalWeb" style:family="paragraph">
      <style:paragraph-properties fo:margin-top="0.1388in" fo:margin-bottom="0in"/>
    </style:style>
    <style:style style:name="T122" style:parent-style-name="Hyperlink" style:family="text">
      <style:text-properties style:font-name="Droid Serif" fo:color="#1155CC" fo:font-size="11pt" style:font-size-asian="11pt" style:font-size-complex="11pt"/>
    </style:style>
    <style:style style:name="P123" style:parent-style-name="NormalWeb" style:family="paragraph">
      <style:paragraph-properties fo:margin-top="0.1388in" fo:margin-bottom="0in"/>
    </style:style>
    <style:style style:name="T124"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5" style:parent-style-name="NormalWeb" style:family="paragraph">
      <style:paragraph-properties fo:margin-top="0.1388in" fo:margin-bottom="0in"/>
    </style:style>
    <style:style style:name="T126" style:parent-style-name="Hyperlink" style:family="text">
      <style:text-properties style:font-name="Calibri" style:font-name-complex="Calibri" fo:color="#1155CC" fo:font-size="11pt" style:font-size-asian="11pt" style:font-size-complex="11pt"/>
    </style:style>
    <style:style style:name="P127" style:parent-style-name="NormalWeb" style:family="paragraph">
      <style:paragraph-properties fo:margin-top="0.1388in" fo:margin-bottom="0in"/>
    </style:style>
    <style:style style:name="T128" style:parent-style-name="Hyperlink" style:family="text">
      <style:text-properties style:font-name="Droid Serif" fo:color="#1155CC" fo:font-size="11pt" style:font-size-asian="11pt" style:font-size-complex="11pt"/>
    </style:style>
    <style:style style:name="P129" style:parent-style-name="NormalWeb" style:family="paragraph">
      <style:paragraph-properties fo:margin-top="0.1388in" fo:margin-bottom="0in"/>
    </style:style>
    <style:style style:name="T130" style:parent-style-name="Hyperlink" style:family="text">
      <style:text-properties style:font-name="Droid Serif" fo:color="#1155CC" fo:font-size="11pt" style:font-size-asian="11pt" style:font-size-complex="11pt"/>
    </style:style>
    <style:style style:name="P131" style:parent-style-name="NormalWeb" style:family="paragraph">
      <style:paragraph-properties fo:margin-top="0.1388in" fo:margin-bottom="0in"/>
    </style:style>
    <style:style style:name="T132" style:parent-style-name="Hyperlink" style:family="text">
      <style:text-properties style:font-name="Droid Serif" fo:color="#1155CC" fo:font-size="11pt" style:font-size-asian="11pt" style:font-size-complex="11pt"/>
    </style:style>
    <style:style style:name="T133" style:parent-style-name="Hyperlink" style:family="text">
      <style:text-properties style:font-name="Droid Serif" fo:color="#1155CC" fo:font-size="11pt" style:font-size-asian="11pt" style:font-size-complex="11pt"/>
    </style:style>
    <style:style style:name="P134" style:parent-style-name="NormalWeb" style:family="paragraph">
      <style:paragraph-properties fo:margin-top="0.1388in" fo:margin-bottom="0in"/>
    </style:style>
    <style:style style:name="T135"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36" style:parent-style-name="NormalWeb" style:family="paragraph">
      <style:paragraph-properties fo:margin-top="0.1388in" fo:margin-bottom="0in"/>
    </style:style>
    <style:style style:name="T137" style:parent-style-name="Hyperlink" style:family="text">
      <style:text-properties style:font-name="Calibri" style:font-name-complex="Calibri" fo:color="#1155CC" fo:font-size="11pt" style:font-size-asian="11pt" style:font-size-complex="11pt"/>
    </style:style>
    <style:style style:name="P138" style:parent-style-name="NormalWeb" style:family="paragraph">
      <style:paragraph-properties fo:margin-top="0.1388in" fo:margin-bottom="0in"/>
    </style:style>
    <style:style style:name="T139" style:parent-style-name="Hyperlink" style:family="text">
      <style:text-properties style:font-name="Droid Serif" fo:color="#1155CC" fo:font-size="11pt" style:font-size-asian="11pt" style:font-size-complex="11pt"/>
    </style:style>
    <style:style style:name="T140" style:parent-style-name="Hyperlink" style:family="text">
      <style:text-properties style:font-name="Droid Serif" fo:color="#1155CC" fo:font-size="11pt" style:font-size-asian="11pt" style:font-size-complex="11pt"/>
    </style:style>
    <style:style style:name="T141" style:parent-style-name="DefaultParagraphFont" style:family="text">
      <style:text-properties style:font-name="Droid Serif" fo:color="#666666" fo:font-size="11pt" style:font-size-asian="11pt" style:font-size-complex="11pt"/>
    </style:style>
    <style:style style:name="P142" style:parent-style-name="NormalWeb" style:family="paragraph">
      <style:paragraph-properties fo:margin-top="0.1388in" fo:margin-bottom="0in"/>
    </style:style>
    <style:style style:name="T143" style:parent-style-name="Hyperlink" style:family="text">
      <style:text-properties style:font-name="Droid Serif" fo:color="#1155CC" fo:font-size="11pt" style:font-size-asian="11pt" style:font-size-complex="11pt"/>
    </style:style>
    <style:style style:name="P144" style:parent-style-name="NormalWeb" style:family="paragraph">
      <style:paragraph-properties fo:margin-top="0.1388in" fo:margin-bottom="0in"/>
    </style:style>
    <style:style style:name="T145" style:parent-style-name="Hyperlink" style:family="text">
      <style:text-properties style:font-name="Droid Serif" fo:color="#1155CC" fo:font-size="11pt" style:font-size-asian="11pt" style:font-size-complex="11pt"/>
    </style:style>
    <style:style style:name="T146" style:parent-style-name="Hyperlink" style:family="text">
      <style:text-properties style:font-name="Droid Serif" fo:color="#1155CC" fo:font-size="11pt" style:font-size-asian="11pt" style:font-size-complex="11pt"/>
    </style:style>
    <style:style style:name="P147" style:parent-style-name="NormalWeb" style:family="paragraph">
      <style:paragraph-properties fo:margin-top="0.1388in" fo:margin-bottom="0in"/>
    </style:style>
    <style:style style:name="T14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9" style:parent-style-name="NormalWeb" style:family="paragraph">
      <style:paragraph-properties fo:margin-top="0.1388in" fo:margin-bottom="0in"/>
    </style:style>
    <style:style style:name="T150" style:parent-style-name="Hyperlink" style:family="text">
      <style:text-properties style:font-name="Calibri" style:font-name-complex="Calibri" fo:color="#1155CC" fo:font-size="11pt" style:font-size-asian="11pt" style:font-size-complex="11pt"/>
    </style:style>
    <style:style style:name="P151" style:parent-style-name="NormalWeb" style:family="paragraph">
      <style:paragraph-properties fo:margin-top="0.1388in" fo:margin-bottom="0in"/>
    </style:style>
    <style:style style:name="T152" style:parent-style-name="Hyperlink" style:family="text">
      <style:text-properties style:font-name="Droid Serif" fo:color="#1155CC" fo:font-size="11pt" style:font-size-asian="11pt" style:font-size-complex="11pt"/>
    </style:style>
    <style:style style:name="T153" style:parent-style-name="DefaultParagraphFont" style:family="text">
      <style:text-properties style:font-name="Droid Serif" fo:color="#666666" fo:font-size="11pt" style:font-size-asian="11pt" style:font-size-complex="11pt"/>
    </style:style>
    <style:style style:name="P154" style:parent-style-name="NormalWeb" style:family="paragraph">
      <style:paragraph-properties fo:margin-top="0.1388in" fo:margin-bottom="0in"/>
    </style:style>
    <style:style style:name="T155" style:parent-style-name="Hyperlink" style:family="text">
      <style:text-properties style:font-name="Droid Serif" fo:color="#1155CC" fo:font-size="11pt" style:font-size-asian="11pt" style:font-size-complex="11pt"/>
    </style:style>
    <style:style style:name="P156" style:parent-style-name="NormalWeb" style:family="paragraph">
      <style:paragraph-properties fo:margin-top="0.1388in" fo:margin-bottom="0in"/>
    </style:style>
    <style:style style:name="T157" style:parent-style-name="Hyperlink" style:family="text">
      <style:text-properties style:font-name="Droid Serif" fo:color="#1155CC" fo:font-size="11pt" style:font-size-asian="11pt" style:font-size-complex="11pt"/>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2"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3"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text:span text:style-name="T52">Data Modeling &amp; Engineering</text:span><text:span text:style-name="T53">:</text:span></text:p>
      <text:p text:style-name="P54"><text:span text:style-name="T55"><draw:frame draw:z-index="251659264" draw:style-name="a2" draw:name="Picture 4" text:anchor-type="paragraph" svg:x="3.72292in" svg:y="1.05208in" svg:width="2.76042in" svg:height="3.44653in" style:rel-width="scale" style:rel-height="scale"><draw:image xlink:href="media/image3.png" xlink:type="simple" xlink:show="embed" xlink:actuate="onLoad"/><svg:title/><svg:desc/></draw:frame></text:span><text:span text:style-name="T56"><draw:frame draw:z-index="251658240" draw:style-name="a3" draw:name="Picture 3" text:anchor-type="paragraph" svg:x="-0.00417in" svg:y="1.04722in" svg:width="3.72361in" svg:height="3.44653in" style:rel-width="scale" style:rel-height="scale"><draw:image xlink:href="media/image4.png" xlink:type="simple" xlink:show="embed" xlink:actuate="onLoad"/><svg:title/><svg:desc/></draw:frame></text:span><text:span text:style-name="T57">Due to various forms of a dataset, we created an Entity Relationship Diagram (ERD) to help sort our data and provide insight into merging our tables for our database. A database then created a based on the ERD<text:s/></text:span><text:span text:style-name="T58">aiming to look at six main aspects regarding location, member type, pricing, station, bike, and ridership information. </text:span></text:p>
      <text:p text:style-name="P59"><text:span text:style-name="T60"><draw:frame draw:z-index="251660288" draw:id="id0" draw:style-name="a4" draw:name="Text Box 5" text:anchor-type="paragraph" svg:x="-0.14583in" svg:y="3.74861in" svg:width="6.60417in" svg:height="0.55139in" style:rel-width="scale" style:rel-height="scale"><draw:text-box><text:p text:style-name="Normal"><text:span text:style-name="T61">Figure 1:</text:span><text:span text:style-name="T62"><text:s text:c="2"/>The left-hand side is a diagram that depicts the relationship between membership type, station, bike, ridership, historic</text:span><text:span text:style-name="T63">al weather, and price index information. On the right-hand side is a sample of the ERD script used to generate the diagram.<text:s/></text:span></text:p></draw:text-box><svg:title/><svg:desc/></draw:frame></text:span></text:p>
      <text:p text:style-name="P64"/>
      <text:h text:style-name="Heading1" text:outline-level="1"><text:span text:style-name="T65">TRANSFORM</text:span></text:h>
      <text:p text:style-name="P66"><text:span text:style-name="T67">In the next stage we aimed to retrieve a clean dataset for each city. Since the data we are working with is an annual d</text:span><text:span text:style-name="T68">ataset we had to combine the monthly and quarterly files for each city to form a data set pertaining to bike share data in Toronto, Vancouver, Boston, and New York.  Jupyter notebook was used to combine and clean the data.</text:span></text:p>
      <text:p text:style-name="P69"><text:span text:style-name="T70">Steps Taken:</text:span></text:p>
      <text:list text:style-name="LFO1" text:continue-numbering="true">
        <text:list-item>
          <text:p text:style-name="P71"><draw:frame draw:z-index="251662336" draw:style-name="a5" draw:name="Picture 6" text:anchor-type="paragraph" svg:x="0in" svg:y="0.19375in" svg:width="3.38542in" svg:height="1.22431in" style:rel-width="scale" style:rel-height="scale"><draw:image xlink:href="media/image5.png" xlink:type="simple" xlink:show="embed" xlink:actuate="onLoad"/><svg:title/><svg:desc/></draw:frame><text:span text:style-name="T72">Retrieved columns n</text:span><text:span text:style-name="T73">eeded for analysis and dropped all extraneous columns</text:span></text:p>
        </text:list-item>
        <text:list-item>
          <text:p text:style-name="P74">Identified rows with incomplete information and dropped row with missing information</text:p>
        </text:list-item>
        <text:list-item>
          <text:p text:style-name="P75">Replaced the column names to be uniform across all four city datasets.</text:p>
        </text:list-item>
      </text:list>
      <text:p text:style-name="Normal"/>
      <text:p text:style-name="P76"/>
      <text:soft-page-break/>
      <text:p text:style-name="P77"><text:span text:style-name="T78">In a separate notebook we pulled the stati</text:span><text:span text:style-name="T79">on &amp; location information for each city. Jupyter notebook as used to retrieve the API data feeds and place the required data into a data frame.</text:span></text:p>
      <text:p text:style-name="P80"><text:span text:style-name="T81">Steps Taken:</text:span></text:p>
      <text:list text:style-name="LFO2" text:continue-numbering="true">
        <text:list-item>
          <text:p text:style-name="P82">Created a get request to retrieve data on one city and then proceeded to print JSON for all<text:s/>launchpads</text:p>
        </text:list-item>
        <text:list-item>
          <text:p text:style-name="P83">A list was then created regarding the station and location data</text:p>
        </text:list-item>
        <text:list-item>
          <text:p text:style-name="P84">For loop was ingested to male request and parse the station’s URL and A data frame was then built from this pulled data</text:p>
        </text:list-item>
        <text:list-item>
          <text:p text:style-name="P85">A For Loop was then created to read scripts across all four city API data feeds.</text:p>
        </text:list-item>
      </text:list>
      <text:p text:style-name="P86">**[final DF image goes here + sample DF script]**</text:p>
      <text:p text:style-name="P87"><text:span text:style-name="T88">The historical weather CSV data was combined and then cleaned to form a dataset pertaining to historical weather information that is likely to affect the ridership usage. Jupyter noteboo</text:span><text:span text:style-name="T89">k was used to retrieve to combine and clean the data</text:span></text:p>
      <text:p text:style-name="P90"><text:span text:style-name="T91">Steps Taken:</text:span></text:p>
      <text:list text:style-name="LFO3" text:continue-numbering="true">
        <text:list-item>
          <text:p text:style-name="P92">Retrieved columns needed for analysis and dropped all extraneous columns</text:p>
        </text:list-item>
        <text:list-item>
          <text:p text:style-name="P93">Identified rows with incomplete information and dropped row with missing information</text:p>
        </text:list-item>
        <text:list-item>
          <text:p text:style-name="P94">Replaced the column names to<text:s/>be uniform across all four city datasets.</text:p>
        </text:list-item>
      </text:list>
      <text:p text:style-name="P95">**[final DF image goes here + sample DF script]**</text:p>
      <text:p text:style-name="P96"><text:span text:style-name="T97">The pricing index was scraped from the bike share program websites to form a dataset. In the Jupyter notebook we set an executable path and retrieve the required da</text:span><text:span text:style-name="T98">ta.</text:span></text:p>
      <text:p text:style-name="P99"><text:span text:style-name="T100">Steps Taken:</text:span></text:p>
      <text:list text:style-name="LFO4" text:continue-numbering="true">
        <text:list-item>
          <text:p text:style-name="P101">Set Executable Path &amp; Initialize Chrome Browser</text:p>
        </text:list-item>
        <text:list-item>
          <text:p text:style-name="P102">Visit the site and parse the HTML with BS (BeautifulSoup)</text:p>
        </text:list-item>
        <text:list-item>
          <text:p text:style-name="P103">Scraped the pricing index of transportation usage and time allocated fees.</text:p>
        </text:list-item>
      </text:list>
      <text:p text:style-name="P104">**[final DF image goes here + sample DF script]**</text:p>
      <text:p text:style-name="P105"/>
      <text:p text:style-name="P106"/>
      <text:h text:style-name="P107" text:outline-level="1">LOAD TO DATABASE</text:h>
      <text:p text:style-name="Normal"/>
      <text:h text:style-name="Heading1" text:outline-level="1"><text:span text:style-name="T108">CONCLUSION</text:span></text:h>
      <text:p text:style-name="Normal"/>
      <text:h text:style-name="P109" text:outline-level="1"><text:span text:style-name="T110">REFERENCES</text:span></text:h>
      <text:p text:style-name="P111"><text:span text:style-name="T112">Toronto</text:span></text:p>
      <text:p text:style-name="P113"><text:a xlink:href="https://ckan0.cf.opendata.inter.prod-toronto.ca/download_resource/e69c5761-e0ed-4999-9426-8174f848b11a" office:target-frame-name="_top" xlink:show="replace"><text:span text:style-name="T114">https://ckan0.cf.opendata.inter.prod-toronto.ca/download_resource/e69c5761-e0ed-4999-94</text:span><text:span text:style-name="T115">26-8174f848b11a</text:span></text:a></text:p>
      <text:p text:style-name="P116"><text:a xlink:href="https://toronto-us.publicbikesystem.net/ube/gbfs/v1/en/station_information" office:target-frame-name="_top" xlink:show="replace"><text:span text:style-name="T117">https://toronto-us.publicbikesystem.net/ube/gbfs/v1/en/station_information</text:span></text:a><text:span text:style-name="T118"> </text:span></text:p>
      <text:p text:style-name="P119"><text:a xlink:href="https://www.worldweatheronline.com/toronto-weather-history/ontario/ca.aspx" office:target-frame-name="_top" xlink:show="replace"><text:span text:style-name="T120">https://www.worldweatheronline.com/toronto-weather-history/ontario/ca.aspx</text:span></text:a></text:p>
      <text:p text:style-name="P121"><text:a xlink:href="https://bikesharetoronto.com/pricing/" office:target-frame-name="_top" xlink:show="replace"><text:span text:style-name="T122">https://bikesharetoronto.com/pricing/</text:span></text:a></text:p>
      <text:p text:style-name="P123"><text:span text:style-name="T124">Vancouver</text:span></text:p>
      <text:p text:style-name="P125"><text:a xlink:href="https://www.mobibikes.ca/en/system-data" office:target-frame-name="_top" xlink:show="replace"><text:span text:style-name="T126">https://www.mobibikes.ca/en/system-data</text:span></text:a></text:p>
      <text:p text:style-name="P127"><text:a xlink:href="https://vancouver-gbfs.smoove.pro/gbfs/en/station_information.json" office:target-frame-name="_top" xlink:show="replace"><text:span text:style-name="T128">https://vancouver-gbfs.smoove.pro/gbfs/en/station_information.json</text:span></text:a></text:p>
      <text:p text:style-name="P129"><text:a xlink:href="https://www.worldweatheronline.com/vancouver-weather-history/british-columbia/ca.aspx" office:target-frame-name="_top" xlink:show="replace"><text:span text:style-name="T130">https://www.worldweatheronline.com/vancouver-weather-history/british-columbia/ca.aspx</text:span></text:a></text:p>
      <text:p text:style-name="P131"><text:a xlink:href="https://www.mobibikes.ca/en/offers-subscription" office:target-frame-name="_top" xlink:show="replace"><text:span text:style-name="T132">https://www.</text:span><text:span text:style-name="T133">mobibikes.ca/en/offers-subscription</text:span></text:a></text:p>
      <text:p text:style-name="P134"><text:span text:style-name="T135">Boston </text:span></text:p>
      <text:p text:style-name="P136"><text:a xlink:href="https://www.bluebikes.com/system-data" office:target-frame-name="_top" xlink:show="replace"><text:span text:style-name="T137">https://www.bluebikes.com/system-data</text:span></text:a></text:p>
      <text:p text:style-name="P138"><text:a xlink:href="https://gbfs.bluebikes.com/gbfs/en/station_information.json" office:target-frame-name="_top" xlink:show="replace"><text:span text:style-name="T139">https://gbfs.bluebikes.com/gbfs/en/station</text:span><text:span text:style-name="T140">_information.json</text:span></text:a><text:span text:style-name="T141"> </text:span></text:p>
      <text:p text:style-name="P142"><text:a xlink:href="https://www.worldweatheronline.com/boston-weather/massachusetts/us.aspx" office:target-frame-name="_top" xlink:show="replace"><text:span text:style-name="T143">https://www.worldweatheronline.com/boston-weather/massachusetts/us.aspx</text:span></text:a></text:p>
      <text:p text:style-name="P144"><text:a xlink:href="https://www.bluebikes.com/pricing" office:target-frame-name="_top" xlink:show="replace"><text:span text:style-name="T145">https://www.bluebikes.com</text:span><text:span text:style-name="T146">/pricing</text:span></text:a></text:p>
      <text:p text:style-name="P147"><text:span text:style-name="T148">New York</text:span></text:p>
      <text:p text:style-name="P149"><text:a xlink:href="https://www.citibikenyc.com/system-data" office:target-frame-name="_top" xlink:show="replace"><text:span text:style-name="T150">https://www.citibikenyc.com/system-data</text:span></text:a></text:p>
      <text:p text:style-name="P151"><text:a xlink:href="https://gbfs.citibikenyc.com/gbfs/en/station_information.json" office:target-frame-name="_top" xlink:show="replace"><text:span text:style-name="T152">https://gbfs.citibikenyc.com/gbfs/en/station_information.json</text:span></text:a><text:span text:style-name="T153"> </text:span></text:p>
      <text:p text:style-name="P154"><text:a xlink:href="https://www.worldweatheronline.com/new-york-weather/new-york/us.aspx" office:target-frame-name="_top" xlink:show="replace"><text:span text:style-name="T155">https://www.worldweatheronline.com/new-york-weather/new-york/us.aspx</text:span></text:a></text:p>
      <text:p text:style-name="P156"><text:a xlink:href="https://www.citibikenyc.com/pricing" office:target-frame-name="_top" xlink:show="replace"><text:span text:style-name="T157">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7T04:05:00Z</dc:date>
    <meta:template xlink:href="Normal" xlink:type="simple"/>
    <meta:editing-cycles>25</meta:editing-cycles>
    <meta:editing-duration>PT29280S</meta:editing-duration>
    <meta:document-statistic meta:page-count="5" meta:paragraph-count="14" meta:word-count="1090" meta:character-count="7293" meta:row-count="51" meta:non-whitespace-character-count="6217"/>
  </office:meta>
</office:document-meta>
</file>